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5a3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Tworzenia optymalizacji i wdrażania rozwiązań z zakresu sztucznej inteligencji opiera się przede wszystkim na tworzeniu modeli matematycznych. Modele matematyczne to uproszczenie rzeczywistości bazujące na danych historycznych. Dane te wzajemnie się przenikają są współzależne od siebie. Modele wykorzystują te zależności znajdują najczęściej występujące powtarzalne zjawiska i tworzą makietę rzeczywistości będącą swego rodzaju stereotypem zachowań opartych na rachunku prawdopodobieństwa. Przedsiębiorca który planuje wdrożenie rozwiązań z obszaru sztucznej inteligencji nie musi znać się na budowaniu modeli matematycznych. Warto jednak aby z grubsza wiedział jak takie modele powstają jakie są ich najważniejsze cechy a przede wszystkim jakie powinny istnieć warunki aby takie modele budować.</text:p>
      <text:p text:style-name="Standard"/>
      <text:p text:style-name="Standard">DANE POTRZEBNE DO BUDOWY MODELI MATEMATYCZNYCH</text:p>
      <text:p text:style-name="Standard">Każde przedsiębiorstwo posiada bazy danych. Mogą to być rejestry sprzedaży.</text:p>
      <text:p text:style-name="Standard"/>
      <text:p text:style-name="Standard">Ewidencję środków obrotowych w magazynach, rejestry klientów lub informacje związane z przepływem surowców. Są to i bazy wewnętrzne. Do tworzenia modeli wykorzystuje się również bazy zewnętrzne takie jak historyczne dane o pogodzie o nastrojach makroekonomicznych czy informacje związane z aktywnością klientów na rynku. Wyróżniamy cztery podstawowe rodzaje baz danych wykorzystywane do budowy modeli matematycznych:</text:p>
      <text:p text:style-name="Standard">Rejestry transakcji. Są to na przykład rejestry sprzedaży w sklepach rejestry wysyłania i przyjmowania towarów do magazynu. Bazy takie mają charakter szeregów czasowych ponieważ ich głównym elementem jest czas dokonywania transakcji.</text:p>
      <text:p text:style-name="Standard">Bazy stacjonarne, czyli bazy zawierające stałe informacje na temat określonych obiektów na przykład na temat klientów. Dane te mają charakter stały, to informacja o miejscu zamieszkania płci czy, , wykształceniu klientów. To adresy sklepów detalicznych lub zdolności produkcyjne lub przesyłowe określonych instalacji.</text:p>
      <text:p text:style-name="Standard">Dane finansowe. To bazy zawierające informacje dotyczące przychodów kosztów i wyników finansowego określonych miejsc powstawania kosztów. Bazy takie posiadają firmy które używają rozwiązań z zakresu rachunkowości zarządczej.</text:p>
      <text:p text:style-name="Standard">Rejestry przebiegu procesów. To bardzo oparte na szeregach czasowych które rejestrują zjawiska fizyczne i chemiczne zachodzące w instalacjach produkcyjnych lub transportowych.</text:p>
      <text:p text:style-name="Standard">Każda firma działająca na rynku ma przynajmniej jedną z czterech wymienionych tutaj rodzai baz danych.</text:p>
      <text:p text:style-name="Standard"/>
      <text:p text:style-name="Standard"/>
      <text:p text:style-name="P1">TWORZENIE MODELU MATEMATYCZNEGO </text:p>
      <text:p text:style-name="P1"/>
      <text:p text:style-name="P1">jak już wspomniałem model matematyczny to uproszczenie rzeczywistości. W pierwszym krokiem przy tworzeniu modelu jest określenie jego celu. Najczęściej modele tworzy się w celu przewidywania przyszłości, rzadziej wykorzystuje się modele do interpretowania bieżących zjawisk. Załóżmy że chodzi nam o przewidywanie jaka będzie cena tony mąki za dwa miesiące. Należy zebrać informacje jaki był poziom cen w kolejnych tygodniach w ciągu ostatnich trzech czterech lat. Zostawiając takie informacje zauważymy że powstawały pewne trendy, w niektórych miesiącach cena mąki była niższa w innych raptownie wzrastała tworząc Maxima okresowe. Możemy zaobserwować że załóżmy zawsze najwyższa cena mąki występowała w marcu i kwietniu. To pierwsze uogólnienie które można wykorzystać. Dokonaliśmy go bez udziału modelu po prostu patrząc na wykres. Wiemy o tym że na ceny mąki wpływ miał nie tylko miesiąc ale również pogoda ceny walut, ogólny stan gospodarki, poziom konsumpcji oraz wielkość importu zboża. Wiele zjawisk miało bardzo subtelny wpływ na ceny niektóre zjawiska wpływały na ceny z dużym opóźnieniem. Niektóre zjawiska takie jak wielkość eksportu, koszty nawozów i ceny paliwa są ze sobą skorelowane tworząc złożone kombinacje zależności. Przeciętnemu człowiekowi trudno jest <text:soft-page-break/>powiązać wszystkie fakty. Do tego właśnie służy model matematyczny. Człowiek musi wskazać które dane zwane zmiennymi będą miały charakter zmiennych opisujących a które dane będą zmiennymi wynikowymi. Jeżeli budujemy model przewidujący cenę mąki w przyszłości zmienną wynikową będzie historyczna cena mąki w poszczególnych miesiącach.</text:p>
      <text:p text:style-name="Standard">Zagregowane dane w postaci szeregów czasowych zawierające zmienne opisowe są przeciwstawiane zmiennej wynikowej. Model matematyczny sam znajduje zależności i wyciąga konkretne wnioski. W efekcie powstaje uproszczenie rzeczywistości którego wynikiem jest prognoza cen mąki w przyszłości na podstawie historycznych zmiennych opisujących.</text:p>
      <text:p text:style-name="Standard"/>
      <text:p text:style-name="Standard"/>
      <text:p text:style-name="Standard">RODZAJE MODELI MATEMATYCZNYCH</text:p>
      <text:p text:style-name="Standard">Podstawowym podziałem modeli matematycznych wykorzystywanych w technikach data science są modele klasyfikacji i modele regresji. Modele klasyfikacji dają wynik w tak zwanym formacie dyskretnym. To informacja czy będzie padało (wynik w postaci wartości 1 ) czy nie będzie padało (wynik w postaci wartości 0). Model klasyfikacji może przewidywać który rodzaj klientów będzie negatywnie reagował na zaistniałe zmiany w sprzedaży. Tak więc model może na przykład przewidzieć że najbardziej spontaniczne reakcje spośród klientów będą występowały w grupie wiekowej od 30 do 45 lat (wynik modelu grupa 3). Jednocześnie model wskaże że najbardziej odporną grupą klientów będzie grupa klientów od 18 do 25 lat (wynik w postaci klasy 1).</text:p>
      <text:p text:style-name="Standard">Zupełnie inne charakter przekazywanych informacji mają modele regresji. Wskazują one precyzyjnie jaka będzie przyszła prognozowana wielkość. Tak więc model może powiedzieć że za 10 dni cena surowca może kosztować 175 zł za tonę lub że temperatura jutro o godzinie 12:00 będzie wynosiła 14,5 stopnia Celsjusza.</text:p>
      <text:p text:style-name="Standard"/>
      <text:p text:style-name="Standard"/>
      <text:p text:style-name="Standard">W JAKI SPOSÓB MODELE PRZEWIDUJĄ PRZYSZŁOŚĆ jak już wspomniałem modele bazują na uogólnieniach utworzonych na podstawie obserwacji danych historycznych. Dane te mają określone wielkości w zestawienie ich tworzy pewne uogólnienie wyniku. W jaki sposób model może tworzyć wynik skoro nie wiemy jaki będzie poziom wartości zmiennych opisujących. Istnieją dwa rozwiązania które mogą działać jednocześnie. Po pierwsze na podstawie zachowania i trendów historycznych możliwa jest interpolacja wartości. Jeżeli więc w okresie czterech lat zawsze w maju cena surowca była najwyższa i cena ta stanowiła na przykład 22% przeciętnej ceny w roku, to ze stosunkowo wysokim prawdopodobieństwem możemy określić jaka będzie cena surowca w maju tego roku. Ale jak łatwo zauważyć wtedy nie potrzebujemy już zmiennych opisujących ponieważ bazujemy wyłącznie na trendzie ceny. Pytanie było jak wykorzystać model który już zawiera zmienne opisujące w sytuacji w których nie znamy jaki będzie poziom tych zmiennych opisujących. Otóż zmienne opisujące również mogą podlegać zasadom trendów, dzięki czemu możliwe jest interpolacja i ich wielkości w przyszłości. Bardziej sprawdzoną metodą jest korzystanie z gotowych prognoz które są tworzone przez inne wyspecjalizowane modele. Jeżeli więc dysponujemy informacjami na temat przewidywanych cen surowców nawozów czy prognozowanej pogody w najbliższych dwóch tygodniach możemy na bazie tych prognoz oprzeć mechanizm przewidujący ceny w omawianym przez nas modelu prognostycznym cen mąki.</text:p>
      <text:p text:style-name="Standard"/>
      <text:p text:style-name="Standard">NAUKA Z NADZOROWANIEM I WALIDACJA MODELI opisując najważniejsze techniki modelowania data science trzeba wspomnieć czym jest uczenie nadzorowane. To prosta metoda która polega na tym że do trenowania modelu wykorzystujemy zazwyczaj 70% danych. Pozostałe 30% danych służą do tego aby przetestować jakość tworzonych prognoz. Na przykład w przypadku naszego modelu prognostycznego cen mąki załóżmy że dysponujemy 30 sześcioma miesiącami danych historycznych. Do nauki modelu wykorzystujemy 30 miesięcy. Pozostałe sześć miesięcy wykorzystujemy do testowania modelu czyli sprawdzamy jak model prognozuje ceny po podstawieniu zmiennych opisujących z tych ostatnich sześciu miesięcy. Model tworzy prognozy, A my znając jakie były ceny w tych ostatnich sześciu miesiącach możemy porównać trzy prognozy <text:soft-page-break/>też są te działania nazywamy walidacją modelu. Dzięki walidacji modelu możemy dowiedzieć się czy modele przewiduje trafnie ceny mąki czy jednak konieczne są dalsze prace nad jego efektywność.</text:p>
      <text:p text:style-name="Standard"/>
      <text:p text:style-name="Standard">PODSUMOWANIE</text:p>
      <text:p text:style-name="Standard">Modelowanie jest najważniejszą techniką tworzenia rozwiązań sztucznej inteligencji. Modele możliwe są do tworzenia przede wszystkim w oparciu o dane historyczne. Modele matematyczne są uproszczenie w rzeczywistości, istotne jest aby uproszczenie te nie wpływało no jakoś dokonywanych prognoz lub interpretacji zjawisk. Przedsiębiorca który zlecił budowanie modeli matematycznych musi mieć świadomość że na końcową jakość modeli wpływ ma przede wszystkim jakość danych, ich wiarygodność oraz kompletność. Dlatego ważna dla przyszłości przedsiębiorstwa jest troska o jakość zbierania i przechowywania danyc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Jot something down</text:p>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8T13:40:07.829164753</meta:creation-date>
    <dc:date>2023-06-28T14:54:25.716259285</dc:date>
    <meta:editing-duration>PT1H14M18S</meta:editing-duration>
    <meta:editing-cycles>1</meta:editing-cycles>
    <meta:document-statistic meta:table-count="0" meta:image-count="0" meta:object-count="0" meta:page-count="3" meta:paragraph-count="20" meta:word-count="1154" meta:character-count="8553" meta:non-whitespace-character-count="7418"/>
    <meta:generator>LibreOffice/7.4.3.2$Linux_X86_64 LibreOffice_project/1048a8393ae2eeec98dff31b5c133c5f1d08b890</meta:generator>
  </office:meta>
</office:document-meta>
</file>